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3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T1" style:family="text">
      <style:text-properties fo:font-size="20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office:forms form:automatic-focus="false" form:apply-design-mode="false"/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5"/>Scheduling and Tracking</text:p>
          </draw:text-box>
        </draw:frame>
        <draw:frame presentation:style-name="pr4" draw:text-style-name="P5" draw:layer="layout" svg:width="25.199cm" svg:height="14.541cm" svg:x="1.4cm" svg:y="4.914cm" presentation:class="outline" presentation:user-transformed="true">
          <draw:text-box>
            <text:list text:style-name="L2">
              <text:list-item>
                <text:p text:style-name="P5">Why is software delivered late?</text:p>
              </text:list-item>
            </text:list>
            <text:list text:style-name="L2">
              <text:list-item>
                <text:list>
                  <text:list-item>
                    <text:p text:style-name="P6">Unrealistic deadline established by someone outside the SE grou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hanges in requirements not reflected in schedu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Honest underestimate of effort and resour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isks not considered when project star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echnical and human difficul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iscommunic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4" draw:text-style-name="P5" draw:layer="layout" svg:width="25.199cm" svg:height="13.86cm" svg:x="1.4cm" svg:y="4.914cm" presentation:class="outline" presentation:placeholder="true" presentation:user-transformed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squares" presentation:presentation-page-layout-name="AL2T1"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5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office:forms form:automatic-focus="false" form:apply-design-mode="false"/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7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1-14T00:38:34</dc:date>
    <dc:language>de-DE</dc:language>
    <meta:editing-cycles>1130</meta:editing-cycles>
    <meta:editing-duration>P1DT5H55M54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